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language="en" fo:country="GB"/>
    </style:style>
    <style:style style:name="P14" style:parent-style-name="Standard" style:family="paragraph">
      <style:text-properties fo:language="en" fo:country="GB"/>
    </style:style>
    <style:style style:name="T15" style:parent-style-name="DefaultParagraphFont" style:family="text">
      <style:text-properties fo:language="en" fo:country="GB"/>
    </style:style>
  </office:automatic-styles>
  <office:body>
    <office:text text:use-soft-page-breaks="true">
      <text:p text:style-name="P1">In our effort of developing daily rebalanced systematic equity trading strategies via latest machine learning approaches, we have found many challenges, among which, one of the biggest problems is the instability nature of the equity prices time series.<text:s/></text:p>
      <text:p text:style-name="P2"/>
      <text:p text:style-name="P3">As there are 252 trading days in a year, twenty years will generate only about 2000 data points for a single stock. However, the global economic conditions can change rapidly in a twenty years of time duration, especially if we look at<text:s/>the<text:s/>economy history and the US equity market indices in the past<text:s/>60 years.<text:s/></text:p>
      <text:p text:style-name="P4"/>
      <text:p text:style-name="P5">It is not difficult to explain what caused most of the down periods of the market indices, however, the reasons behind each bull and bear periods are not the same or not even similar which makes it very difficult to draw meaningful patterns via purely quantitatively approaches.<text:s/>Think of dividing 2000 data point into 3 phases, each phase will have only around 700 points, given the low signal-to-noise ratio nature of the financial market, the number of points may not be enough to feed into a mathematical model with more than several parameters.<text:s/>Thus,<text:s/>it is nature for us to bring<text:s/>in<text:s/>more<text:s/>human<text:s/>knowledge<text:s/>at the data preparation and problem defining stages so that we can pass better suited tasks for latest machine learning algorithms to work with.<text:s/></text:p>
      <text:p text:style-name="P6"/>
      <text:p text:style-name="P7">A nature direction for us to investigate the instability of the equity prices time series is via factor modelling. Factor models try to decompose any single equity returns into a weighted combination of factors returns, which reflect some underlying structures of how companies or even economy work. The<text:s/>Capital Asset Pricing Model (CAPM)<text:s/>introduced in 1960s basically says that all the stocks share a market factor (exposures are different mostly depending on companies business nature), so that the returns<text:s/>for each single stock can be<text:s/>expressed as the sum of its market exposure times market return plus the specific return for the stock itself. Later, Fama and French in 1990s published a paper which use three factors to explain stocks returns. They introduced the size and values factors, which basically says, in the long run, companies that are smaller in size are more likely to outperform larger companies and undervalued stocks are more likely to outperform overvalued stocks.<text:s/>Barr Rosenberg<text:s/>who<text:s/>was a professor in finance and a pioneer in factor investing founded a company called Barra in 1975, which provide consulting and asset management services. The company was acquired by Morgan Stanley in 2004,<text:s/>which today<text:s/>is the<text:s/>well-known<text:s/>provider of the MSCI Barra risk models. The latest US Barra risk model USFAST<text:s/>has 24 factors which is based on the CAPM and Fama French models but are way more granular and complicated. Similar companies include Axioma and Factset, all has their own state-of-the-art factor models, though, the models are not very far from each other.</text:p>
      <text:p text:style-name="P8"/>
      <text:p text:style-name="P9"><text:s/></text:p>
      <text:p text:style-name="P10"><text:s/></text:p>
      <text:p text:style-name="P11"/>
      <text:p text:style-name="P12"/>
      <text:p text:style-name="P13"/>
      <text:p text:style-name="P14"/>
      <text:p text:style-name="Standard"><text:span text:style-name="T15"><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DengXian Light" svg:font-family="DengXian Light" style:font-family-generic="system" style:font-pitch="variable"/>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ng Han</dc:creator>
    <meta:creation-date>2017-10-20T23:40:00Z</meta:creation-date>
    <dc:date>2019-07-21T01:48:00Z</dc:date>
    <meta:template xlink:href="Normal" xlink:type="simple"/>
    <meta:editing-cycles>2</meta:editing-cycles>
    <meta:editing-duration>PT4860S</meta:editing-duration>
    <meta:document-statistic meta:page-count="1" meta:paragraph-count="5" meta:word-count="435" meta:character-count="2913" meta:row-count="20" meta:non-whitespace-character-count="2483"/>
  </office:meta>
</office:document-meta>
</file>